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f32b5" officeooo:paragraph-rsid="001f32b5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underline-style="none" fo:font-weight="normal" officeooo:rsid="001f32b5" officeooo:paragraph-rsid="001f32b5" style:font-weight-asian="normal" style:font-weight-complex="normal"/>
    </style:style>
    <style:style style:name="P3" style:family="paragraph" style:parent-style-name="Standard">
      <style:paragraph-properties fo:line-height="200%" fo:text-align="start" style:justify-single-word="false"/>
      <style:text-properties style:text-underline-style="none" fo:font-weight="normal" officeooo:rsid="001f32b5" officeooo:paragraph-rsid="001f32b5" style:font-weight-asian="normal" style:font-weight-complex="normal"/>
    </style:style>
    <style:style style:name="T1" style:family="text">
      <style:text-properties officeooo:rsid="002034d6"/>
    </style:style>
    <style:style style:name="T2" style:family="text">
      <style:text-properties officeooo:rsid="0023a56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ECEN 773 (Linear System Theory)</text:p>
      <text:p text:style-name="P3">Dustan Kraus</text:p>
      <text:p text:style-name="P3">March 8, 2017</text:p>
      <text:p text:style-name="P2"/>
      <text:p text:style-name="P1">Project Proposal</text:p>
      <text:p text:style-name="P1"/>
      <text:p text:style-name="P3"><text:tab/><text:span text:style-name="T1">I am currently working on my master's degree in the Robotics and Dynamics (RaD) Lab. My focus is dual arm manipulation on soft pneumatically actuated robots. This is a field that has been explored fairly thoroughly with rigid robots; however, the natural compliance of inflatable robots allows us some freedom in the type of control we use. Most often in the lab, people have used model predictive control which is a type of optimal control. </text:span></text:p>
      <text:p text:style-name="P3"><text:tab/><text:span text:style-name="T2">For my project, I want to thoroughly investigate model predictive control. I want to understand stability of a model predictive controller, and how to implement one. I will do this by reading textbooks, conference papers, and journal papers. After learning about it, if I haven't spent too much time already, I will try to implement a model predictive controller in simulatio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8T08:25:16.557465138</meta:creation-date>
    <meta:generator>LibreOffice/4.2.8.2$Linux_X86_64 LibreOffice_project/420m0$Build-2</meta:generator>
    <dc:date>2017-03-08T09:06:51.191475615</dc:date>
    <meta:editing-duration>PT36M58S</meta:editing-duration>
    <meta:editing-cycles>4</meta:editing-cycles>
    <meta:document-statistic meta:table-count="0" meta:image-count="0" meta:object-count="0" meta:page-count="1" meta:paragraph-count="6" meta:word-count="148" meta:character-count="893" meta:non-whitespace-character-count="748"/>
  </office:meta>
</office:document-meta>
</file>